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13.639in" svg:height="5.9402in" svg:x="6.0776in" svg:y="0.3764in">
            <draw:object draw:notify-on-update-of-ranges="rewardlist_10_04_2021unfinished.A1:rewardlist_10_04_2021unfinished.A1 rewardlist_10_04_2021unfinished.A2:rewardlist_10_04_2021unfinished.A6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4559in" svg:height="2.8862in" svg:x="7.2705in" svg:y="7.8953in">
            <draw:object draw:notify-on-update-of-ranges="rewardlist_10_04_2021unfinished.C2:rewardlist_10_04_2021unfinished.C6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Rewardlist</text:p>
          </table:table-cell>
          <table:table-cell table:number-columns-repeated="24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2:.A2])" office:value-type="float" office:value="-1.64779737181664" calcext:value-type="float">
            <text:p>-1.64779737181664</text:p>
          </table:table-cell>
          <table:table-cell table:number-columns-repeated="22"/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2:.A3])" office:value-type="float" office:value="-1.7477073649332" calcext:value-type="float">
            <text:p>-1.7477073649332</text:p>
          </table:table-cell>
          <table:table-cell table:number-columns-repeated="22"/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2:.A4])" office:value-type="float" office:value="-1.76889890045921" calcext:value-type="float">
            <text:p>-1.76889890045921</text:p>
          </table:table-cell>
          <table:table-cell table:number-columns-repeated="22"/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2:.A5])" office:value-type="float" office:value="-1.7511809800148" calcext:value-type="float">
            <text:p>-1.7511809800148</text:p>
          </table:table-cell>
          <table:table-cell table:number-columns-repeated="22"/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2:.A6])" office:value-type="float" office:value="-1.77692597650885" calcext:value-type="float">
            <text:p>-1.77692597650885</text:p>
          </table:table-cell>
          <table:table-cell table:number-columns-repeated="22"/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2:.A7])" office:value-type="float" office:value="-1.7743763512522" calcext:value-type="float">
            <text:p>-1.7743763512522</text:p>
          </table:table-cell>
          <table:table-cell table:number-columns-repeated="22"/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2:.A8])" office:value-type="float" office:value="-1.78735042552352" calcext:value-type="float">
            <text:p>-1.78735042552352</text:p>
          </table:table-cell>
          <table:table-cell table:number-columns-repeated="22"/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2:.A9])" office:value-type="float" office:value="-1.79431693166494" calcext:value-type="float">
            <text:p>-1.79431693166494</text:p>
          </table:table-cell>
          <table:table-cell table:number-columns-repeated="22"/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2:.A10])" office:value-type="float" office:value="-1.78493493127657" calcext:value-type="float">
            <text:p>-1.78493493127657</text:p>
          </table:table-cell>
          <table:table-cell table:number-columns-repeated="22"/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2:.A11])" office:value-type="float" office:value="-1.79548755344063" calcext:value-type="float">
            <text:p>-1.79548755344063</text:p>
          </table:table-cell>
          <table:table-cell table:number-columns-repeated="22"/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2:.A12])" office:value-type="float" office:value="-1.80046790392995" calcext:value-type="float">
            <text:p>-1.80046790392995</text:p>
          </table:table-cell>
          <table:table-cell table:number-columns-repeated="22"/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2:.A13])" office:value-type="float" office:value="-1.80318254070282" calcext:value-type="float">
            <text:p>-1.80318254070282</text:p>
          </table:table-cell>
          <table:table-cell table:number-columns-repeated="22"/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2:.A14])" office:value-type="float" office:value="-1.80580761948755" calcext:value-type="float">
            <text:p>-1.80580761948755</text:p>
          </table:table-cell>
          <table:table-cell table:number-columns-repeated="22"/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2:.A15])" office:value-type="float" office:value="-1.81607113020122" calcext:value-type="float">
            <text:p>-1.81607113020122</text:p>
          </table:table-cell>
          <table:table-cell table:number-columns-repeated="22"/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2:.A16])" office:value-type="float" office:value="-1.81653836873849" calcext:value-type="float">
            <text:p>-1.81653836873849</text:p>
          </table:table-cell>
          <table:table-cell table:number-columns-repeated="22"/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2:.A17])" office:value-type="float" office:value="-1.81556312436685" calcext:value-type="float">
            <text:p>-1.81556312436685</text:p>
          </table:table-cell>
          <table:table-cell table:number-columns-repeated="22"/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2:.A18])" office:value-type="float" office:value="-1.81595420241321" calcext:value-type="float">
            <text:p>-1.81595420241321</text:p>
          </table:table-cell>
          <table:table-cell table:number-columns-repeated="22"/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2:.A19])" office:value-type="float" office:value="-1.82008663307213" calcext:value-type="float">
            <text:p>-1.82008663307213</text:p>
          </table:table-cell>
          <table:table-cell table:number-columns-repeated="22"/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2:.A20])" office:value-type="float" office:value="-1.82198932307472" calcext:value-type="float">
            <text:p>-1.82198932307472</text:p>
          </table:table-cell>
          <table:table-cell table:number-columns-repeated="22"/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2:.A21])" office:value-type="float" office:value="-1.8157424077259" calcext:value-type="float">
            <text:p>-1.8157424077259</text:p>
          </table:table-cell>
          <table:table-cell table:number-columns-repeated="22"/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2:.A22])" office:value-type="float" office:value="-1.81712354273895" calcext:value-type="float">
            <text:p>-1.81712354273895</text:p>
          </table:table-cell>
          <table:table-cell table:number-columns-repeated="2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2:.A23])" office:value-type="float" office:value="-1.8151524888888" calcext:value-type="float">
            <text:p>-1.8151524888888</text:p>
          </table:table-cell>
          <table:table-cell table:number-columns-repeated="22"/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2:.A24])" office:value-type="float" office:value="-1.8151830068136" calcext:value-type="float">
            <text:p>-1.8151830068136</text:p>
          </table:table-cell>
          <table:table-cell table:number-columns-repeated="22"/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2:.A25])" office:value-type="float" office:value="-1.81445013217876" calcext:value-type="float">
            <text:p>-1.81445013217876</text:p>
          </table:table-cell>
          <table:table-cell table:number-columns-repeated="22"/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2:.A26])" office:value-type="float" office:value="-1.81627984714091" calcext:value-type="float">
            <text:p>-1.81627984714091</text:p>
          </table:table-cell>
          <table:table-cell table:number-columns-repeated="22"/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2:.A27])" office:value-type="float" office:value="-1.81625969310644" calcext:value-type="float">
            <text:p>-1.81625969310644</text:p>
          </table:table-cell>
          <table:table-cell table:number-columns-repeated="22"/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2:.A28])" office:value-type="float" office:value="-1.81710446541817" calcext:value-type="float">
            <text:p>-1.81710446541817</text:p>
          </table:table-cell>
          <table:table-cell table:number-columns-repeated="22"/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2:.A29])" office:value-type="float" office:value="-1.82055518367961" calcext:value-type="float">
            <text:p>-1.82055518367961</text:p>
          </table:table-cell>
          <table:table-cell table:number-columns-repeated="22"/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2:.A30])" office:value-type="float" office:value="-1.81818582927852" calcext:value-type="float">
            <text:p>-1.81818582927852</text:p>
          </table:table-cell>
          <table:table-cell table:number-columns-repeated="22"/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2:.A31])" office:value-type="float" office:value="-1.82296472285986" calcext:value-type="float">
            <text:p>-1.82296472285986</text:p>
          </table:table-cell>
          <table:table-cell table:number-columns-repeated="22"/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2:.A32])" office:value-type="float" office:value="-1.82551862505867" calcext:value-type="float">
            <text:p>-1.82551862505867</text:p>
          </table:table-cell>
          <table:table-cell table:number-columns-repeated="22"/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2:.A33])" office:value-type="float" office:value="-1.82666662209425" calcext:value-type="float">
            <text:p>-1.82666662209425</text:p>
          </table:table-cell>
          <table:table-cell table:number-columns-repeated="22"/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2:.A34])" office:value-type="float" office:value="-1.82178269143204" calcext:value-type="float">
            <text:p>-1.82178269143204</text:p>
          </table:table-cell>
          <table:table-cell table:number-columns-repeated="22"/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2:.A35])" office:value-type="float" office:value="-1.81309102453099" calcext:value-type="float">
            <text:p>-1.813091024530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36])" office:value-type="float" office:value="-1.70414556668724" calcext:value-type="float">
            <text:p>-1.7041455666872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37])" office:value-type="float" office:value="-1.60125263427926" calcext:value-type="float">
            <text:p>-1.60125263427926</text:p>
          </table:table-cell>
          <table:table-cell table:number-columns-repeated="22"/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2:.A38])" office:value-type="float" office:value="-1.60200378916312" calcext:value-type="float">
            <text:p>-1.6020037891631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39])" office:value-type="float" office:value="-1.50721421576409" calcext:value-type="float">
            <text:p>-1.507214215764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0])" office:value-type="float" office:value="-1.41728564612911" calcext:value-type="float">
            <text:p>-1.41728564612911</text:p>
          </table:table-cell>
          <table:table-cell table:number-columns-repeated="22"/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2:.A41])" office:value-type="float" office:value="-1.42038963655025" calcext:value-type="float">
            <text:p>-1.4203896365502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2])" office:value-type="float" office:value="-1.33696549907341" calcext:value-type="float">
            <text:p>-1.3369654990734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3])" office:value-type="float" office:value="-1.25751393957166" calcext:value-type="float">
            <text:p>-1.2575139395716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4])" office:value-type="float" office:value="-1.18175780144209" calcext:value-type="float">
            <text:p>-1.181757801442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5])" office:value-type="float" office:value="-1.10944512413659" calcext:value-type="float">
            <text:p>-1.1094451241365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6])" office:value-type="float" office:value="-1.04034634360022" calcext:value-type="float">
            <text:p>-1.040346343600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7])" office:value-type="float" office:value="-0.974251857869781" calcext:value-type="float">
            <text:p>-0.97425185786978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8])" office:value-type="float" office:value="-0.91096990344702" calcext:value-type="float">
            <text:p>-0.910969903447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9])" office:value-type="float" office:value="-0.850324697125207" calcext:value-type="float">
            <text:p>-0.8503246971252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50])" office:value-type="float" office:value="-0.792154805347141" calcext:value-type="float">
            <text:p>-0.79215480534714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:.A51])" office:value-type="float" office:value="-0.717709961024353" calcext:value-type="float">
            <text:p>-0.71770996102435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639187157798848" calcext:value-type="float">
            <text:p>-0.6391871577988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561405893074129" calcext:value-type="float">
            <text:p>-0.56140589307412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485935949835729" calcext:value-type="float">
            <text:p>-0.48593594983572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06754195499299" calcext:value-type="float">
            <text:p>-0.4067541954992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32998627254075" calcext:value-type="float">
            <text:p>-0.3299862725407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251104744558067" calcext:value-type="float">
            <text:p>-0.25110474455806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172674489973274" calcext:value-type="float">
            <text:p>-0.17267448997327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096962675112669" calcext:value-type="float">
            <text:p>-0.096962675112669</text:p>
          </table:table-cell>
          <table:table-cell table:number-columns-repeated="22"/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2:.A60])" office:value-type="float" office:value="-0.092187332869185" calcext:value-type="float">
            <text:p>-0.0921873328691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:.A61])" office:value-type="float" office:value="-0.0136103653421824" calcext:value-type="float">
            <text:p>-0.01361036534218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0.0646150131313769" calcext:value-type="float">
            <text:p>0.06461501313137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142927432823302" calcext:value-type="float">
            <text:p>0.1429274328233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223529407710627" calcext:value-type="float">
            <text:p>0.22352940771062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301551442573082" calcext:value-type="float">
            <text:p>0.30155144257308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79121533568841" calcext:value-type="float">
            <text:p>0.37912153356884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457125848898534" calcext:value-type="float">
            <text:p>0.45712584889853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536520501026571" calcext:value-type="float">
            <text:p>0.53652050102657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615219230478028" calcext:value-type="float">
            <text:p>0.61521923047802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90669251214728" calcext:value-type="float">
            <text:p>0.69066925121472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769133460255545" calcext:value-type="float">
            <text:p>0.76913346025554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846148977766474" calcext:value-type="float">
            <text:p>0.84614897776647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92402355738197" calcext:value-type="float">
            <text:p>0.9240235573819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1.00152547606722" calcext:value-type="float">
            <text:p>1.00152547606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8030492517401" calcext:value-type="float">
            <text:p>1.080304925174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15817749338308" calcext:value-type="float">
            <text:p>1.15817749338308</text:p>
          </table:table-cell>
          <table:table-cell table:number-columns-repeated="22"/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29:.A77])" office:value-type="float" office:value="1.16411341713186" calcext:value-type="float">
            <text:p>1.1641134171318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:.A78])" office:value-type="float" office:value="1.24398534726938" calcext:value-type="float">
            <text:p>1.2439853472693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32055359024995" calcext:value-type="float">
            <text:p>1.3205535902499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40140160324421" calcext:value-type="float">
            <text:p>1.4014016032442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8103702550999" calcext:value-type="float">
            <text:p>1.481037025509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55985854653442" calcext:value-type="float">
            <text:p>1.5598585465344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6346646059271" calcext:value-type="float">
            <text:p>1.634664605927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70662921851478" calcext:value-type="float">
            <text:p>1.7066292185147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  <table:table-cell table:number-columns-repeated="22"/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39:.A87])" office:value-type="float" office:value="1.70906699520721" calcext:value-type="float">
            <text:p>1.70906699520721</text:p>
          </table:table-cell>
          <table:table-cell table:number-columns-repeated="22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0:.A88])" office:value-type="float" office:value="1.62743434214598" calcext:value-type="float">
            <text:p>1.6274343421459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  <table:table-cell table:number-columns-repeated="22"/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2:.A120])" office:value-type="float" office:value="1.70108180749447" calcext:value-type="float">
            <text:p>1.70108180749447</text:p>
          </table:table-cell>
          <table:table-cell table:number-columns-repeated="22"/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3:.A121])" office:value-type="float" office:value="1.62251496883552" calcext:value-type="float">
            <text:p>1.6225149688355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9492738275047" calcext:value-type="float">
            <text:p>1.694927382750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  <table:table-cell table:number-columns-repeated="22"/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1:.A129])" office:value-type="float" office:value="1.62149556890477" calcext:value-type="float">
            <text:p>1.6214955689047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  <table:table-cell table:number-columns-repeated="22"/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3:.A131])" office:value-type="float" office:value="1.54978609364355" calcext:value-type="float">
            <text:p>1.54978609364355</text:p>
          </table:table-cell>
          <table:table-cell table:number-columns-repeated="22"/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4:.A132])" office:value-type="float" office:value="1.47651531203815" calcext:value-type="float">
            <text:p>1.476515312038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  <table:table-cell table:number-columns-repeated="22"/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6:.A134])" office:value-type="float" office:value="1.40484197025658" calcext:value-type="float">
            <text:p>1.4048419702565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  <table:table-cell table:number-columns-repeated="22"/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8:.A136])" office:value-type="float" office:value="1.40436392599703" calcext:value-type="float">
            <text:p>1.40436392599703</text:p>
          </table:table-cell>
          <table:table-cell table:number-columns-repeated="22"/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89:.A137])" office:value-type="float" office:value="1.41417405796708" calcext:value-type="float">
            <text:p>1.4141740579670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  <table:table-cell table:number-columns-repeated="22"/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1:.A139])" office:value-type="float" office:value="1.3422242675291" calcext:value-type="float">
            <text:p>1.34222426752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  <table:table-cell table:number-columns-repeated="22"/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8:.A146])" office:value-type="float" office:value="1.26964062066984" calcext:value-type="float">
            <text:p>1.26964062066984</text:p>
          </table:table-cell>
          <table:table-cell table:number-columns-repeated="22"/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99:.A147])" office:value-type="float" office:value="1.19506912957843" calcext:value-type="float">
            <text:p>1.1950691295784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  <table:table-cell table:number-columns-repeated="22"/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1:.A149])" office:value-type="float" office:value="1.12340330662563" calcext:value-type="float">
            <text:p>1.123403306625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  <table:table-cell table:number-columns-repeated="22"/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3:.A151])" office:value-type="float" office:value="1.05112716549574" calcext:value-type="float">
            <text:p>1.05112716549574</text:p>
          </table:table-cell>
          <table:table-cell table:number-columns-repeated="22"/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4:.A152])" office:value-type="float" office:value="0.978732111933828" calcext:value-type="float">
            <text:p>0.97873211193382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  <table:table-cell table:number-columns-repeated="22"/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09:.A157])" office:value-type="float" office:value="0.907207278993057" calcext:value-type="float">
            <text:p>0.907207278993057</text:p>
          </table:table-cell>
          <table:table-cell table:number-columns-repeated="22"/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0:.A158])" office:value-type="float" office:value="0.835234046092143" calcext:value-type="float">
            <text:p>0.835234046092143</text:p>
          </table:table-cell>
          <table:table-cell table:number-columns-repeated="22"/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1:.A159])" office:value-type="float" office:value="0.76187888119829" calcext:value-type="float">
            <text:p>0.76187888119829</text:p>
          </table:table-cell>
          <table:table-cell table:number-columns-repeated="22"/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2:.A160])" office:value-type="float" office:value="0.689341161452325" calcext:value-type="float">
            <text:p>0.68934116145232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  <table:table-cell table:number-columns-repeated="22"/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8:.A166])" office:value-type="float" office:value="0.614004497834675" calcext:value-type="float">
            <text:p>0.61400449783467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  <table:table-cell table:number-columns-repeated="22"/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0:.A168])" office:value-type="float" office:value="0.540294463379286" calcext:value-type="float">
            <text:p>0.54029446337928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1:.A169])" office:value-type="float" office:value="0.613543215295308" calcext:value-type="float">
            <text:p>0.61354321529530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92110053954258" calcext:value-type="float">
            <text:p>0.69211005395425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  <table:table-cell table:number-columns-repeated="22"/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4:.A172])" office:value-type="float" office:value="0.619551142604923" calcext:value-type="float">
            <text:p>0.619551142604923</text:p>
          </table:table-cell>
          <table:table-cell table:number-columns-repeated="22"/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5:.A173])" office:value-type="float" office:value="0.545507837261716" calcext:value-type="float">
            <text:p>0.545507837261716</text:p>
          </table:table-cell>
          <table:table-cell table:number-columns-repeated="22"/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6:.A174])" office:value-type="float" office:value="0.471462712074603" calcext:value-type="float">
            <text:p>0.471462712074603</text:p>
          </table:table-cell>
          <table:table-cell table:number-columns-repeated="22"/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7:.A175])" office:value-type="float" office:value="0.393491920185271" calcext:value-type="float">
            <text:p>0.39349192018527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8:.A176])" office:value-type="float" office:value="0.393491920185271" calcext:value-type="float">
            <text:p>0.39349192018527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1" calcext:value-type="float">
            <text:p>0.39349192018527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466923734030979" calcext:value-type="float">
            <text:p>0.46692373403097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538633209292195" calcext:value-type="float">
            <text:p>0.53863320929219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611903990897597" calcext:value-type="float">
            <text:p>0.61190399089759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83577332679167" calcext:value-type="float">
            <text:p>0.68357733267916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755679750552044" calcext:value-type="float">
            <text:p>0.75567975055204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82750227164322" calcext:value-type="float">
            <text:p>0.827502271643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99452062081196" calcext:value-type="float">
            <text:p>0.89945206208119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972035708940455" calcext:value-type="float">
            <text:p>0.97203570894045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1.04660720003186" calcext:value-type="float">
            <text:p>1.0466072000318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11827302298467" calcext:value-type="float">
            <text:p>1.1182730229846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9054916411456" calcext:value-type="float">
            <text:p>1.190549164114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26294421767647" calcext:value-type="float">
            <text:p>1.262944217676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33446905061724" calcext:value-type="float">
            <text:p>1.3344690506172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40644228351816" calcext:value-type="float">
            <text:p>1.4064422835181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7979744841201" calcext:value-type="float">
            <text:p>1.479797448412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55233516815797" calcext:value-type="float">
            <text:p>1.55233516815797</text:p>
          </table:table-cell>
          <table:table-cell table:number-columns-repeated="22"/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2:.A210])" office:value-type="float" office:value="1.47930072680712" calcext:value-type="float">
            <text:p>1.47930072680712</text:p>
          </table:table-cell>
          <table:table-cell table:number-columns-repeated="22"/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3:.A211])" office:value-type="float" office:value="1.40636671210546" calcext:value-type="float">
            <text:p>1.406366712105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8170337572311" calcext:value-type="float">
            <text:p>1.48170337572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5554134101785" calcext:value-type="float">
            <text:p>1.55541341017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62797232152783" calcext:value-type="float">
            <text:p>1.6279723215278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70201562687104" calcext:value-type="float">
            <text:p>1.7020156268710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7606075205815" calcext:value-type="float">
            <text:p>1.776060752058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  <table:table-cell table:number-columns-repeated="22"/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2:.A240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85345084612449" calcext:value-type="float">
            <text:p>1.853450846124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92638486082615" calcext:value-type="float">
            <text:p>1.926384860826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  <table:table-cell table:number-columns-repeated="22"/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19:.A267])" office:value-type="float" office:value="1.85263263472653" calcext:value-type="float">
            <text:p>1.8526326347265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  <table:table-cell table:number-columns-repeated="22"/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2:.A270])" office:value-type="float" office:value="1.77848387421807" calcext:value-type="float">
            <text:p>1.77848387421807</text:p>
          </table:table-cell>
          <table:table-cell table:number-columns-repeated="22"/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3:.A271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  <table:table-cell table:number-columns-repeated="22"/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8:.A286])" office:value-type="float" office:value="1.63296453648514" calcext:value-type="float">
            <text:p>1.63296453648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70657967565899" calcext:value-type="float">
            <text:p>1.706579675658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  <table:table-cell table:number-columns-repeated="22"/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7:.A295])" office:value-type="float" office:value="1.63343989886946" calcext:value-type="float">
            <text:p>1.63343989886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  <table:table-cell table:number-columns-repeated="22"/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49:.A297])" office:value-type="float" office:value="1.56083398286767" calcext:value-type="float">
            <text:p>1.56083398286767</text:p>
          </table:table-cell>
          <table:table-cell table:number-columns-repeated="22"/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0:.A298])" office:value-type="float" office:value="1.48883371570664" calcext:value-type="float">
            <text:p>1.48883371570664</text:p>
          </table:table-cell>
          <table:table-cell table:number-columns-repeated="22"/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1:.A299])" office:value-type="float" office:value="1.41686342807941" calcext:value-type="float">
            <text:p>1.4168634280794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  <table:table-cell table:number-columns-repeated="22"/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3:.A301])" office:value-type="float" office:value="1.34448367557349" calcext:value-type="float">
            <text:p>1.34448367557349</text:p>
          </table:table-cell>
          <table:table-cell table:number-columns-repeated="22"/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4:.A302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  <table:table-cell table:number-columns-repeated="22"/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2:.A310])" office:value-type="float" office:value="1.19548225809026" calcext:value-type="float">
            <text:p>1.195482258090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  <table:table-cell table:number-columns-repeated="22"/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5:.A313])" office:value-type="float" office:value="1.12167534089222" calcext:value-type="float">
            <text:p>1.12167534089222</text:p>
          </table:table-cell>
          <table:table-cell table:number-columns-repeated="22"/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6:.A314])" office:value-type="float" office:value="1.04933770819458" calcext:value-type="float">
            <text:p>1.04933770819458</text:p>
          </table:table-cell>
          <table:table-cell table:number-columns-repeated="22"/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7:.A315])" office:value-type="float" office:value="0.970254656444703" calcext:value-type="float">
            <text:p>0.970254656444703</text:p>
          </table:table-cell>
          <table:table-cell table:number-columns-repeated="22"/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8:.A316])" office:value-type="float" office:value="0.970524304631778" calcext:value-type="float">
            <text:p>0.97052430463177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1.04467306514024" calcext:value-type="float">
            <text:p>1.0446730651402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26333217966271" calcext:value-type="float">
            <text:p>1.2633321796627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33593809566449" calcext:value-type="float">
            <text:p>1.33593809566449</text:p>
          </table:table-cell>
          <table:table-cell table:number-columns-repeated="22"/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299:.A347])" office:value-type="float" office:value="1.33589185726211" calcext:value-type="float">
            <text:p>1.335891857262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0:.A348])" office:value-type="float" office:value="1.40786214488933" calcext:value-type="float">
            <text:p>1.4078621448893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  <table:table-cell table:number-columns-repeated="22"/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2:.A350])" office:value-type="float" office:value="1.40546960089608" calcext:value-type="float">
            <text:p>1.40546960089608</text:p>
          </table:table-cell>
          <table:table-cell table:number-columns-repeated="22"/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3:.A351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8254962708439" calcext:value-type="float">
            <text:p>1.48254962708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55635654428242" calcext:value-type="float">
            <text:p>1.5563565442824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62869417698006" calcext:value-type="float">
            <text:p>1.6286941769800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70777722872994" calcext:value-type="float">
            <text:p>1.7077772287299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  <table:table-cell table:number-columns-repeated="22"/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0:.A378])" office:value-type="float" office:value="1.70815994669229" calcext:value-type="float">
            <text:p>1.70815994669229</text:p>
          </table:table-cell>
          <table:table-cell table:number-columns-repeated="22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1:.A379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  <table:table-cell table:number-columns-repeated="22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2:.A390])" office:value-type="float" office:value="1.54489464056985" calcext:value-type="float">
            <text:p>1.544894640569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3:.A391])" office:value-type="float" office:value="1.54489464056985" calcext:value-type="float">
            <text:p>1.54489464056985</text:p>
          </table:table-cell>
          <table:table-cell table:number-columns-repeated="22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4:.A392])" office:value-type="float" office:value="1.46326198750862" calcext:value-type="float">
            <text:p>1.4632619875086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53530849307204" calcext:value-type="float">
            <text:p>1.5353084930720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61008078957121" calcext:value-type="float">
            <text:p>1.61008078957121</text:p>
          </table:table-cell>
          <table:table-cell table:number-columns-repeated="22"/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2:.A400])" office:value-type="float" office:value="1.60995727963879" calcext:value-type="float">
            <text:p>1.6099572796387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  <table:table-cell table:number-columns-repeated="22"/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5:.A403])" office:value-type="float" office:value="1.53622586201752" calcext:value-type="float">
            <text:p>1.5362258620175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  <table:table-cell table:number-columns-repeated="22"/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7:.A405])" office:value-type="float" office:value="1.46194272040384" calcext:value-type="float">
            <text:p>1.46194272040384</text:p>
          </table:table-cell>
          <table:table-cell table:number-columns-repeated="22"/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8:.A406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  <table:table-cell table:number-columns-repeated="22"/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7:.A425])" office:value-type="float" office:value="1.318464816517" calcext:value-type="float">
            <text:p>1.31846481651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  <table:table-cell table:number-columns-repeated="22"/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79:.A427])" office:value-type="float" office:value="1.31831355396503" calcext:value-type="float">
            <text:p>1.3183135539650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0:.A428])" office:value-type="float" office:value="1.39994620702626" calcext:value-type="float">
            <text:p>1.39994620702626</text:p>
          </table:table-cell>
          <table:table-cell table:number-columns-repeated="22"/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1:.A429])" office:value-type="float" office:value="1.32495229664098" calcext:value-type="float">
            <text:p>1.3249522966409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  <table:table-cell table:number-columns-repeated="22"/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4:.A432])" office:value-type="float" office:value="1.24561836983063" calcext:value-type="float">
            <text:p>1.245618369830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32725102289185" calcext:value-type="float">
            <text:p>1.327251022891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40888367595308" calcext:value-type="float">
            <text:p>1.4088836759530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  <table:table-cell table:number-columns-repeated="22"/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7:.A445])" office:value-type="float" office:value="1.33600710606101" calcext:value-type="float">
            <text:p>1.336007106061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40805200728835" calcext:value-type="float">
            <text:p>1.4080520072883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8178342490963" calcext:value-type="float">
            <text:p>1.481783424909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5560665665233" calcext:value-type="float">
            <text:p>1.5560665665233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  <table:table-cell table:number-columns-repeated="22"/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1:.A469])" office:value-type="float" office:value="1.5556445782451" calcext:value-type="float">
            <text:p>1.555644578245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62709704844532" calcext:value-type="float">
            <text:p>1.6270970484453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70034817094748" calcext:value-type="float">
            <text:p>1.700348170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7534208133275" calcext:value-type="float">
            <text:p>1.7753420813327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  <table:table-cell table:number-columns-repeated="22"/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2:.A490])" office:value-type="float" office:value="1.7813554921194" calcext:value-type="float">
            <text:p>1.781355492119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  <table:table-cell table:number-columns-repeated="22"/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7:.A515])" office:value-type="float" office:value="1.78249473834944" calcext:value-type="float">
            <text:p>1.78249473834944</text:p>
          </table:table-cell>
          <table:table-cell table:number-columns-repeated="22"/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8:.A516])" office:value-type="float" office:value="1.71069465401799" calcext:value-type="float">
            <text:p>1.71069465401799</text:p>
          </table:table-cell>
          <table:table-cell table:number-columns-repeated="22"/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69:.A517])" office:value-type="float" office:value="1.63551720279674" calcext:value-type="float">
            <text:p>1.6355172027967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0:.A518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8128514078527" calcext:value-type="float">
            <text:p>1.7812851407852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  <table:table-cell table:number-columns-repeated="22"/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6:.A544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7965535084149" calcext:value-type="float">
            <text:p>1.7796553508414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85145543517294" calcext:value-type="float">
            <text:p>1.8514554351729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92663288639419" calcext:value-type="float">
            <text:p>1.9266328863941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  <table:table-cell table:number-columns-repeated="22"/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5:.A573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  <table:table-cell table:number-columns-repeated="22"/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4:.A602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92702408099789" calcext:value-type="float">
            <text:p>1.9270240809978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0:28:24.537017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0T10:51:50.387834818</dc:date>
    <meta:editing-duration>PT2H11M34S</meta:editing-duration>
    <meta:editing-cycles>4</meta:editing-cycles>
    <meta:generator>LibreOffice/6.4.7.2$Linux_X86_64 LibreOffice_project/40$Build-2</meta:generator>
    <meta:document-statistic meta:table-count="1" meta:cell-count="124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1:rewardlist_10_04_2021unfinished.A624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2:rewardlist_10_04_2021unfinished.A624" chart:label-cell-address="rewardlist_10_04_2021unfinished.A1:rewardlist_10_04_2021unfinished.A1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1:rewardlist_10_04_2021unfinishe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2:rewardlist_10_04_2021unfinished.A6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99cm" svg:height="7.332cm" xlink:href=".." xlink:type="simple" chart:class="chart:line" chart:style-name="ch1">
        <chart:title svg:x="0.707cm" svg:y="0.282cm" chart:style-name="ch2">
          <text:p>End-of-Episode Rewards (50 ep rolling avg), Peg in Hole w/ Large Chamfer</text:p>
        </chart:title>
        <chart:legend chart:legend-position="end" svg:x="13.547cm" svg:y="3.367cm" style:legend-expansion="high" chart:style-name="ch3"/>
        <chart:plot-area chart:style-name="ch4" table:cell-range-address="rewardlist_10_04_2021unfinished.C2:rewardlist_10_04_2021unfinished.C624" svg:x="1.678cm" svg:y="1.207cm" svg:width="11.542cm" svg:height="4.998cm">
          <chartooo:coordinate-region svg:x="2.511cm" svg:y="1.393cm" svg:width="10.709cm" svg:height="4.6cm"/>
          <chart:axis chart:dimension="x" chart:name="primary-x" chart:style-name="ch5">
            <chart:title svg:x="6.796cm" svg:y="6.351cm" chart:style-name="ch6">
              <text:p>Episode</text:p>
            </chart:title>
          </chart:axis>
          <chart:axis chart:dimension="y" chart:name="primary-y" chart:style-name="ch5">
            <chart:title svg:x="0.451cm" svg:y="4.833cm" chart:style-name="ch7">
              <text:p>Rewards</text:p>
            </chart:title>
            <chart:grid chart:style-name="ch8" chart:class="major"/>
          </chart:axis>
          <chart:series chart:style-name="ch9" chart:values-cell-range-address="rewardlist_10_04_2021unfinished.C2:rewardlist_10_04_2021unfinished.C624" chart:class="chart:line">
            <chart:data-point chart:repeated="6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2:rewardlist_10_04_2021unfinished.C6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2">
                <text:p>-1.747707364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5">
                <text:p>-1.7769259765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1">
                <text:p>-0.974251857869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2">
                <text:p>-0.9109699034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7">
                <text:p>-0.850324697125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3">
                <text:p>-0.71770996102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8">
                <text:p>-0.639187157798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9">
                <text:p>-0.56140589307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9">
                <text:p>-0.48593594983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9">
                <text:p>-0.406754195499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5">
                <text:p>-0.3299862725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7">
                <text:p>-0.251104744558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4">
                <text:p>-0.172674489973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9">
                <text:p>-0.096962675112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5">
                <text:p>-0.092187332869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24">
                <text:p>-0.0136103653421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69">
                <text:p>0.0646150131313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2">
                <text:p>0.14292743282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7">
                <text:p>0.2235294077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2">
                <text:p>0.30155144257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1">
                <text:p>0.379121533568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4">
                <text:p>0.45712584889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1">
                <text:p>0.536520501026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8">
                <text:p>0.615219230478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4">
                <text:p>0.84614897776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